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9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893cm" fo:min-width="9.35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893cm" fo:min-width="9.56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7.834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893cm" fo:min-width="7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8.63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8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fo:min-height="0.893cm" fo:min-width="4.341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23.609cm" svg:y1="1.875cm" svg:x2="21.828cm" svg:y2="1.893cm" draw:start-shape="id1" draw:start-glue-point="3" svg:d="M23609 1875h-1140v18h-641" svg:viewBox="0 0 1782 19">
            <text:p/>
          </draw:connector>
          <draw:frame draw:style-name="gr4" draw:text-style-name="P4" xml:id="id1" draw:id="id1" draw:layer="layout" svg:width="4.474cm" svg:height="0.789cm" svg:x="23.6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30.845cm" svg:y1="3.082cm" svg:x2="28.612cm" svg:y2="2.983cm" draw:start-shape="id2" draw:start-glue-point="3" svg:d="M30845 3082h-1366v-99h-867" svg:viewBox="0 0 2234 100">
            <text:p/>
          </draw:connector>
          <draw:frame draw:style-name="gr6" draw:text-style-name="P4" xml:id="id2" draw:id="id2" draw:layer="layout" svg:width="3.429cm" svg:height="0.662cm" svg:x="30.845cm" svg:y="2.751cm">
            <draw:text-box>
              <text:p text:style-name="P5"><text:span text:style-name="T2">Desirable to do</text:span>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8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9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10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10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11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12" draw:text-style-name="P4" draw:layer="layout" svg:width="4.182cm" svg:height="0.662cm" svg:x="23.615cm" svg:y="2.724cm">
              <draw:text-box>
                <text:p><text:span text:style-name="T2">Task needed to finish</text:span></text:p>
              </draw:text-box>
            </draw:frame>
          </draw:g>
          <draw:connector draw:style-name="gr11" draw:text-style-name="P3" draw:layer="layout" svg:x1="23.42cm" svg:y1="3.024cm" svg:x2="21.955cm" svg:y2="3.005cm" svg:d="M234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3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14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15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11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11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6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7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11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8" draw:text-style-name="P4" draw:layer="layout" svg:width="5.207cm" svg:height="0.647cm" svg:x="30.5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30.337cm" svg:y1="1.915cm" svg:x2="28.662cm" svg:y2="1.891cm" svg:d="M30337 1915h-837v-24h-838" svg:viewBox="0 0 1676 25">
            <text:p/>
          </draw:connector>
          <draw:connector draw:style-name="gr7" draw:text-style-name="P3" draw:layer="layout" svg:x1="30.363cm" svg:y1="1.903cm" svg:x2="28.688cm" svg:y2="1.879cm" svg:d="M303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9" draw:text-style-name="P2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20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21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22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23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24" draw:text-style-name="P2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5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6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27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11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11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28" draw:text-style-name="P2" draw:layer="layout" svg:width="6.191cm" svg:height="4.114cm" svg:x="43.037cm" svg:y="18.421cm">
            <draw:text-box>
              <text:p>Features dependent on DB changes</text:p>
            </draw:text-box>
          </draw:frame>
          <draw:frame draw:style-name="gr22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9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16T11:04:23.050346626</meta:creation-date>
    <dc:date>2022-01-16T16:21:00.601389328</dc:date>
    <dc:creator>Steven Huss-Lederman</dc:creator>
    <meta:editing-duration>PT2H7M13S</meta:editing-duration>
    <meta:editing-cycles>21</meta:editing-cycles>
    <meta:generator>LibreOffice/7.1.8.1$MacOSX_X86_64 LibreOffice_project/e1f30c802c3269a1d052614453f260e49458c82c</meta:generator>
    <meta:document-statistic meta:object-count="85"/>
  </office:meta>
</office:document-meta>
</file>